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885" officeooo:paragraph-rsid="001a6885"/>
    </style:style>
    <style:style style:name="P2" style:family="paragraph" style:parent-style-name="Standard">
      <style:text-properties officeooo:rsid="001a6885" officeooo:paragraph-rsid="001eac5b"/>
    </style:style>
    <style:style style:name="P3" style:family="paragraph" style:parent-style-name="Standard">
      <style:text-properties fo:font-size="14pt" fo:font-weight="bold" officeooo:rsid="001a6885" officeooo:paragraph-rsid="001a688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eac5b" officeooo:paragraph-rsid="001eac5b" style:font-size-asian="14pt" style:font-weight-asian="bold" style:font-size-complex="14pt" style:font-weight-complex="bold"/>
    </style:style>
    <style:style style:name="T1" style:family="text">
      <style:text-properties officeooo:rsid="001b075e"/>
    </style:style>
    <style:style style:name="T2" style:family="text">
      <style:text-properties officeooo:rsid="001dd04f"/>
    </style:style>
    <style:style style:name="T3" style:family="text">
      <style:text-properties officeooo:rsid="001eac5b"/>
    </style:style>
    <style:style style:name="T4" style:family="text">
      <style:text-properties officeooo:rsid="001fd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 1)</text:p>
      <text:p text:style-name="P1"/>
      <text:p text:style-name="P1">1) Affiche Hello world avec un retour à la ligne</text:p>
      <text:p text:style-name="P1"/>
      <text:p text:style-name="P1">2) Saut de ligne</text:p>
      <text:p text:style-name="P1"/>
      <text:p text:style-name="P1">3) Affichage d’Hello world est coupé car pas assez de bits pour afficher la phrase</text:p>
      <text:p text:style-name="P1"/>
      <text:p text:style-name="P1">4) $ = valeur numérique d’une variable, pas de $ = adresse dans la mémoire</text:p>
      <text:p text:style-name="P1"/>
      <text:p text:style-name="P3">Ex 2)</text:p>
      <text:p text:style-name="P1"/>
      <text:p text:style-name="P1">1) Elle décale les bits vers la gauche →<text:span text:style-name="T2"> multiplication par puisance de 2</text:span></text:p>
      <text:p text:style-name="P1"/>
      <text:p text:style-name="P1">2) <text:span text:style-name="T1">Le registre passe à -128 après 64, puis à 0. Il y a un flag OF &amp; SF dans le registre d’état</text:span></text:p>
      <text:p text:style-name="P1"/>
      <text:p text:style-name="P1">3) shrb (right)</text:p>
      <text:p text:style-name="P1"/>
      <text:p text:style-name="P2">4) <text:span text:style-name="T4">Boucle sur 1</text:span></text:p>
      <text:p text:style-name="P2"/>
      <text:p text:style-name="P4">Ex 3)</text:p>
      <text:p text:style-name="P2"/>
      <text:p text:style-name="P2"><text:span text:style-name="T3">1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0:03:28.108893862</meta:creation-date>
    <meta:generator>LibreOffice/5.1.6.2$Linux_X86_64 LibreOffice_project/10m0$Build-2</meta:generator>
    <dc:date>2020-09-25T10:30:39.143378494</dc:date>
    <meta:editing-duration>PT26M50S</meta:editing-duration>
    <meta:editing-cycles>7</meta:editing-cycles>
    <meta:document-statistic meta:table-count="0" meta:image-count="0" meta:object-count="0" meta:page-count="1" meta:paragraph-count="12" meta:word-count="95" meta:character-count="435" meta:non-whitespace-character-count="351"/>
  </office:meta>
</office:document-meta>
</file>